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446" officeooo:paragraph-rsid="0011d446"/>
    </style:style>
    <style:style style:name="P2" style:family="paragraph" style:parent-style-name="Standard">
      <style:text-properties officeooo:paragraph-rsid="0011d446"/>
    </style:style>
    <style:style style:name="T1" style:family="text">
      <style:text-properties officeooo:rsid="0011d4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UE ZEITMESSUNG</text:p>
      <text:p text:style-name="Standard">================</text:p>
      <text:p text:style-name="Standard"/>
      <text:p text:style-name="Standard">Die neuen Pythonskripte benutzen jetzt INI Dateien für die </text:p>
      <text:p text:style-name="Standard">Konfiguration der wichtigsten Parameter, für die verschiedenen</text:p>
      <text:p text:style-name="Standard">Plattformen !</text:p>
      <text:p text:style-name="Standard"/>
      <text:p text:style-name="Standard">Auf dem Pi hat sie den Namen „linux.ini“</text:p>
      <text:p text:style-name="Standard"/>
      <text:p text:style-name="Standard">....</text:p>
      <text:p text:style-name="Standard">[serial]</text:p>
      <text:p text:style-name="Standard">port = /dev/ttyAMA0</text:p>
      <text:p text:style-name="Standard">baud = 57600</text:p>
      <text:p text:style-name="Standard"/>
      <text:p text:style-name="Standard">[http]</text:p>
      <text:p text:style-name="Standard">enabled = yes</text:p>
      <text:p text:style-name="Standard"/>
      <text:p text:style-name="Standard">[google]</text:p>
      <text:p text:style-name="Standard">spreadsheet_id = 1M05W0igR6stS4UBPfbe7-MFx0qoe5w6ktWAcLVCDZTE</text:p>
      <text:p text:style-name="Standard">client_secret_json = client_secret.json</text:p>
      <text:p text:style-name="Standard">....</text:p>
      <text:p text:style-name="Standard"/>
      <text:p text:style-name="Standard">Am wichtigsten sind die beiden Einträge zu „google“ die entsprechen anzupassen sind!</text:p>
      <text:p text:style-name="Standard"/>
      <text:p text:style-name="Standard">----------------------- Testen ---------------------</text:p>
      <text:p text:style-name="Standard"/>
      <text:p text:style-name="Standard">Tabelle: https://docs.google.com/spreadsheets/d/1M05W0igR6stS4UBPfbe7-MFx0qoe5w6ktWAcLVCDZTE</text:p>
      <text:p text:style-name="Standard"/>
      <text:p text:style-name="Standard">spreadsheet_id = 1M05W0igR6stS4UBPfbe7-MFx0qoe5w6ktWAcLVCDZTE</text:p>
      <text:p text:style-name="Standard">client_secret_json = client_secret.json</text:p>
      <text:p text:style-name="Standard"/>
      <text:p text:style-name="Standard">Zum bearbeiten der Tabelle bei Google anmelden: filouwelle / El$welle</text:p>
      <text:p text:style-name="Standard"/>
      <text:p text:style-name="Standard">----------------------- Rennen ---------------------</text:p>
      <text:p text:style-name="Standard"/>
      <text:p text:style-name="Standard">Tabelle: https://docs.google.com/spreadsheets/d/1obtfHymwPSGoGoROUialryeGiMJ1vkEUWL_Gze_hyfk</text:p>
      <text:p text:style-name="Standard"/>
      <text:p text:style-name="Standard">spreadsheet_id = 1obtfHymwPSGoGoROUialryeGiMJ1vkEUWL_Gze_hyfk</text:p>
      <text:p text:style-name="Standard">client_secret_json = credentials.json</text:p>
      <text:p text:style-name="Standard"/>
      <text:p text:style-name="Standard">----------------------------------------------------------------------------------------------</text:p>
      <text:p text:style-name="Standard"/>
      <text:p text:style-name="Standard">Starten mit Script über Desktop Starter</text:p>
      <text:p text:style-name="Standard">=======================================</text:p>
      <text:p text:style-name="Standard"/>
      <text:p text:style-name="Standard">Neu Messung mit Mikrocontroller und RTC: <text:s text:c="3"/>Stoppuhr 2024</text:p>
      <text:p text:style-name="Standard"/>
      <text:p text:style-name="Standard">Alte Messung mit Pi GPIO: <text:s text:c="18"/>Stoppuhr 2023</text:p>
      <text:p text:style-name="Standard"/>
      <text:p text:style-name="Standard">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8:40:13.156409161</meta:creation-date>
    <dc:date>2024-01-26T08:58:31.946375809</dc:date>
    <meta:editing-duration>PT18M1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32" meta:word-count="117" meta:character-count="1399" meta:non-whitespace-character-count="1292"/>
  </office:meta>
</office:document-meta>
</file>